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G187:Sheet1.VI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87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 style:data-style-name="N2" text:time-value="13:04:44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8-24T20:56:48.990000000</dc:date>
    <meta:editing-duration>P13DT19H35M4S</meta:editing-duration>
    <meta:editing-cycles>517</meta:editing-cycles>
    <meta:generator>LibreOffice/6.2.8.2$Windows_X86_64 LibreOffice_project/f82ddfca21ebc1e222a662a32b25c0c9d20169ee</meta:generator>
    <meta:document-statistic meta:table-count="1" meta:cell-count="57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G187:Sheet1.VI187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G187:Sheet1.VI18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